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8BE6371CF.png" manifest:media-type="image/png"/>
  <manifest:file-entry manifest:full-path="Pictures/1000020100000320000002589DD60F32.png" manifest:media-type="image/png"/>
  <manifest:file-entry manifest:full-path="Pictures/100002010000032000000258A2C92739.png" manifest:media-type="image/png"/>
  <manifest:file-entry manifest:full-path="Pictures/10000000000002E90000016DB168B28A.jpg" manifest:media-type="image/jpeg"/>
  <manifest:file-entry manifest:full-path="Pictures/10000201000003200000025862687150.png" manifest:media-type="image/png"/>
  <manifest:file-entry manifest:full-path="Pictures/1000020100000320000002586F29176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11.537cm" svg:height="8.977cm" svg:x="0.166cm" svg:y="-0.707cm"><draw:image xlink:href="Pictures/1000020100000320000002589DD60F32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style-name="gr2" draw:text-style-name="P1" svg:width="11.694cm" svg:height="9.095cm" svg:x="0.009cm" svg:y="0.136cm"><draw:image xlink:href="Pictures/100002010000032000000258BE6371CF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-0.185cm" svg:y="0.362cm" svg:width="17cm" svg:height="8.327cm" draw:z-index="5"><draw:image xlink:href="Pictures/10000000000002E90000016DB168B28A.jpg" xlink:type="simple" xlink:show="embed" xlink:actuate="onLoad"/></draw:frame></text:p>
      <text:p text:style-name="Standard"><draw:frame text:anchor-type="paragraph" draw:z-index="2" draw:style-name="gr3" draw:text-style-name="P1" svg:width="11.198cm" svg:height="8.245cm" svg:x="-0.236cm" svg:y="0.259cm"><draw:image xlink:href="Pictures/100002010000032000000258A2C92739.png" xlink:type="simple" xlink:show="embed" xlink:actuate="onLoad"><text:p/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style-name="gr4" draw:text-style-name="P1" svg:width="11.568cm" svg:height="9.849cm" svg:x="-0.236cm" svg:y="0.409cm"><draw:image xlink:href="Pictures/10000201000003200000025862687150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5" draw:text-style-name="P1" svg:width="11.067cm" svg:height="7.938cm" svg:x="0.212cm" svg:y="0.282cm"><draw:image xlink:href="Pictures/1000020100000320000002586F291761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Ranca</meta:initial-creator>
    <meta:creation-date>2012-12-13T10:19:12</meta:creation-date>
    <meta:printed-by>Razvan Ranca</meta:printed-by>
    <meta:print-date>2012-12-13T10:57:01</meta:print-date>
    <meta:document-statistic meta:table-count="0" meta:image-count="1" meta:object-count="0" meta:page-count="2" meta:paragraph-count="0" meta:word-count="0" meta:character-count="0" meta:non-whitespace-character-count="0"/>
    <dc:date>2012-12-13T11:41:21</dc:date>
    <dc:creator>Razvan Ranca</dc:creator>
    <meta:editing-duration>PT36M48S</meta:editing-duration>
    <meta:editing-cycles>1</meta:editing-cycles>
    <meta:generator>LibreOffice/3.4$Unix LibreOffice_project/340m1$Build-502</meta:generator>
  </office:meta>
</office:document-meta>
</file>